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%=info_echeance_label=% :</text:span> %=info_echeance_val=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3:39:11</meta:creation-date>
    <dc:date>2010-03-03T13:32:57</dc:date>
    <meta:editing-cycles>7</meta:editing-cycles>
    <meta:editing-duration>PT1H6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48"/>
  </office:meta>
</office:document-meta>
</file>